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01dc56" officeooo:paragraph-rsid="0001dc5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normal" officeooo:rsid="0001dc56" officeooo:paragraph-rsid="0001dc56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1dc56" officeooo:paragraph-rsid="0001dc56" style:font-weight-asian="normal" style:font-weight-complex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officeooo:rsid="0001dc56"/>
    </style:style>
    <style:style style:name="T2" style:family="text">
      <style:text-properties fo:language="ru" fo:country="RU" officeooo:rsid="0001dc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Лабораторная работа №15</text:p>
      <text:p text:style-name="P2"/>
      <text:p text:style-name="P2">Задания: </text:p>
      <text:p text:style-name="P4">1. Даны массивы A и B одинакового размера N. Поменять местами их содержимое и вывести вначале элементы преобразованного массива A, а затем — элементы преобразованного массива B.</text:p>
      <text:p text:style-name="P5">2. Дан массив A размера N. Сформировать новый массив B того же размера по следующему правилу: элемент BK равен среднему арифметическому элементов массива A с номерами от 1 до K.</text:p>
      <text:p text:style-name="P5">3. Дан целочисленный массив размера N. Увеличить все нечетные числа, содержащиеся в массиве, на исходное значение последнего нечетного числа. Если нечетные числа в массиве отсутствуют, то оставить массив без изменений</text:p>
      <text:p text:style-name="P5">4. Дан массив размера N. Обнулить элементы массива, расположенные между его минимальным и максимальным элементами (не включая минимальный и максимальный элементы).</text:p>
      <text:p text:style-name="P5">5. Дан массив размера N, все элементы которого, кроме первого, упорядочены по возрастанию. Сделать массив упорядоченным, переместив первый элемент на новую позицию.</text:p>
      <text:p text:style-name="P3"/>
      <text:p text:style-name="Standard"/>
      <text:p text:style-name="P1"><text:span text:style-name="T2">№</text:span>1.</text:p>
      <text:p text:style-name="Standard">#include &lt;iostream&gt;<text:line-break/><text:line-break/>using namespace std;<text:line-break/><text:line-break/><text:line-break/>int main() {<text:line-break/><text:tab/>int N,T;<text:line-break/><text:line-break/><text:line-break/><text:line-break/> int *A=new int[N];<text:line-break/> int*B=new int [N];<text:line-break/> <text:line-break/> cout&lt;&lt;"Введите размер массивов: ";<text:line-break/> cin&gt;&gt;N;<text:line-break/> cout&lt;&lt;"Введите элементы массива А: ";<text:line-break/> <text:s/>for(int i=0;i&lt;N;i++)<text:line-break/> cin&gt;&gt;A[i];<text:line-break/><text:soft-page-break/> <text:line-break/> cout&lt;&lt;"Введите элементы массива B: ";<text:line-break/> <text:s/>for(int i=0;i&lt;N;i++)<text:line-break/> cin&gt;&gt;B[i];<text:line-break/> <text:line-break/> for(int i=0;i&lt;N;i++){<text:line-break/><text:line-break/> <text:s text:c="8"/>T=A[i];<text:line-break/> <text:s text:c="8"/>A[i]=B[i];<text:line-break/> <text:s text:c="8"/>B[i]=T;<text:line-break/> <text:s text:c="8"/><text:line-break/> <text:s text:c="4"/>}<text:line-break/> <text:line-break/> cout&lt;&lt;"Теперь A = ";<text:line-break/> <text:s text:c="2"/>for(int i=0;i&lt;N;i++)<text:line-break/> cout&lt;&lt;A[i]&lt;&lt;' ';<text:line-break/> cout&lt;&lt;endl;<text:line-break/> <text:s/>cout&lt;&lt;"Теперь В = ";<text:line-break/> <text:s text:c="2"/>for(int i=0;i&lt;N;i++)<text:line-break/> cout&lt;&lt;B[i]&lt;&lt;' ';<text:line-break/><text:tab/><text:line-break/><text:line-break/><text:tab/>return 0;<text:line-break/>}</text:p>
      <text:p text:style-name="Standard"/>
      <text:p text:style-name="Standard"/>
      <text:p text:style-name="Standard"/>
      <text:p text:style-name="P1"><text:span text:style-name="T2">№</text:span>2.</text:p>
      <text:p text:style-name="Standard">#include &lt;iostream&gt;<text:line-break/><text:line-break/>using namespace std;<text:line-break/><text:line-break/><text:line-break/>int main() {<text:line-break/><text:tab/>int N,K,s=0,k=0;<text:line-break/><text:line-break/><text:line-break/> float*A=new float[N];<text:line-break/> float*B=new float [N];<text:line-break/> <text:s/>cout&lt;&lt;"Введите размер массива: ";<text:line-break/> cin&gt;&gt;N;<text:line-break/> <text:s/>cout&lt;&lt;"Введите элементы массива А: ";<text:line-break/> <text:s/>for(int i=0;i&lt;N;i++)<text:line-break/> cin&gt;&gt;A[i];<text:line-break/> cout&lt;&lt;"Введите число К: ";<text:line-break/> cin&gt;&gt;K;<text:line-break/> <text:line-break/> for(int i=1;i&lt;=K;i++){<text:line-break/> <text:s text:c="4"/>s=s+A[i];<text:line-break/><text:soft-page-break/> <text:s text:c="4"/>k++;<text:line-break/> }<text:line-break/> float sr_ar=float(s/k);<text:line-break/> cout&lt;&lt;"Введите элементы массива B: ";<text:line-break/> <text:s/>for(int i=0;i&lt;N;i++)<text:line-break/> cin&gt;&gt;B[i];<text:line-break/> <text:s/>for(int i=0;i&lt;N;i++){<text:line-break/> <text:s text:c="5"/>if(i==K)<text:line-break/> <text:s text:c="6"/>B[i]=float (sr_ar);<text:line-break/> <text:s/>}<text:line-break/> <text:s/>cout&lt;&lt;"Измененный массив В: ";<text:line-break/> <text:s/>for(int i=0;i&lt;N;i++)<text:line-break/> cout&lt;&lt;B[i]&lt;&lt;' ';<text:line-break/> <text:s/><text:line-break/> return 0;<text:line-break/>}</text:p>
      <text:p text:style-name="Standard"/>
      <text:p text:style-name="Standard"/>
      <text:p text:style-name="Standard"/>
      <text:p text:style-name="P1"><text:span text:style-name="T2">№</text:span>3.</text:p>
      <text:p text:style-name="Standard">#include &lt;iostream&gt;<text:line-break/><text:line-break/>using namespace std;<text:line-break/><text:line-break/><text:line-break/>int main() {<text:line-break/><text:tab/>int N,k=0;<text:line-break/><text:line-break/><text:line-break/> int*A=new int[N];<text:line-break/><text:line-break/> <text:s/>cout&lt;&lt;"Введите размер массива: ";<text:line-break/> cin&gt;&gt;N;<text:line-break/> <text:s/>cout&lt;&lt;"Введите элементы массива А: ";<text:line-break/> <text:s/>for(int i=0;i&lt;N;i++)<text:line-break/> cin&gt;&gt;A[i];<text:line-break/><text:line-break/> for(int i=0;i&lt;N;i++)<text:line-break/> if(A[i]%2!=0)<text:line-break/> k=A[i];<text:line-break/><text:line-break/> for(int i=0;i&lt;N;i++)<text:line-break/> if(A[i]%2!=0)<text:line-break/> A[i]=A[i]+k;<text:line-break/><text:line-break/> <text:line-break/> for(int i=0;i&lt;N;i++)<text:line-break/> cout&lt;&lt;A[i]&lt;&lt;' ';<text:line-break/> <text:line-break/><text:soft-page-break/> <text:line-break/><text:line-break/><text:line-break/><text:line-break/> return 0;<text:line-break/>}</text:p>
      <text:p text:style-name="Standard"/>
      <text:p text:style-name="Standard"/>
      <text:p text:style-name="Standard"/>
      <text:p text:style-name="P1"><text:span text:style-name="T2">№</text:span>4.</text:p>
      <text:p text:style-name="Standard">#include &lt;iostream&gt;<text:line-break/><text:line-break/>using namespace std;<text:line-break/><text:line-break/><text:line-break/>int main() {<text:line-break/><text:tab/>int N,min=10000,max=-10000, k1, k2;<text:line-break/><text:line-break/><text:line-break/> int*A=new int[N];<text:line-break/><text:line-break/> <text:s/>cout&lt;&lt;"Введите размер массива: ";<text:line-break/> cin&gt;&gt;N;<text:line-break/> <text:s/>cout&lt;&lt;"Введите элементы массива А: ";<text:line-break/> <text:s/>for(int i=0;i&lt;N;i++)<text:line-break/> cin&gt;&gt;A[i];<text:line-break/><text:line-break/> for(int i=0;i&lt;N;i++){<text:line-break/> if(A[i]&gt;max) {<text:line-break/> max=A[i];<text:line-break/> k1 = i; }<text:line-break/> <text:line-break/> if(A[i]&lt;min) {<text:line-break/> min=A[i];<text:line-break/> k2 = i; }<text:line-break/> }<text:line-break/> <text:line-break/> if (k1 &gt; k2) {<text:line-break/> for(int i=k2+1;i&lt;k1;i++)<text:line-break/> <text:s/>A[i]=0; }<text:line-break/> <text:s/>else {<text:line-break/> <text:s/>for(int i=k1+1;i&lt;k2;i++)<text:line-break/> <text:s/>A[i]=0; }<text:line-break/> <text:s/><text:line-break/> <text:s/>for(int i=0;i&lt;N;i++)<text:line-break/> <text:s/>cout&lt;&lt;A[i] &lt;&lt; ' ';<text:line-break/><text:line-break/><text:line-break/><text:soft-page-break/> return 0;<text:line-break/>}</text:p>
      <text:p text:style-name="Standard"/>
      <text:p text:style-name="Standard"/>
      <text:p text:style-name="P1"><text:span text:style-name="T2">№</text:span>5.</text:p>
      <text:p text:style-name="Standard">#include &lt;iostream&gt;<text:line-break/><text:line-break/>using namespace std;<text:line-break/><text:line-break/><text:line-break/>int main() {<text:line-break/><text:tab/>int N, t,k;<text:line-break/><text:line-break/><text:line-break/> int*A=new int[N];<text:line-break/><text:line-break/> <text:s/>cout&lt;&lt;"Введите размер массива: ";<text:line-break/> cin&gt;&gt;N;<text:line-break/> <text:s/>cout&lt;&lt;"Введите элементы массива А: ";<text:line-break/> <text:s/>for(int i=0;i&lt;N;i++)<text:line-break/> cin&gt;&gt;A[i];<text:line-break/><text:line-break/><text:line-break/> <text:s/>for (int i = 0; i &lt; N - 1; i++) {<text:line-break/> <text:s text:c="7"/>for (int j = 1; j &lt; N - i - 1; j++) {<text:line-break/> <text:s text:c="11"/>if (A[j] &gt; A[j + 1]) {<text:line-break/> <text:s text:c="15"/>// меняем элементы местами<text:line-break/> <text:s text:c="15"/>t = A[j];<text:line-break/> <text:s text:c="15"/>A[j] = A[j + 1];<text:line-break/> <text:s text:c="15"/>A[j + 1] = t;<text:line-break/> <text:s text:c="11"/>}<text:line-break/> <text:s text:c="7"/>}<text:line-break/> <text:s text:c="3"/>}<text:line-break/><text:line-break/> <text:s/>for(int i=0;i&lt;N;i++)<text:line-break/> <text:s/>cout&lt;&lt;A[i] &lt;&lt; ' ';<text:line-break/><text:line-break/><text:line-break/> return 0;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5:30:09.040000000</dc:date>
    <meta:editing-duration>PT1M11S</meta:editing-duration>
    <meta:editing-cycles>1</meta:editing-cycles>
    <meta:document-statistic meta:table-count="0" meta:image-count="0" meta:object-count="0" meta:page-count="5" meta:paragraph-count="17" meta:word-count="462" meta:character-count="3531" meta:non-whitespace-character-count="2712"/>
  </office:meta>
</office:document-meta>
</file>